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Rial" svg:font-family="ARial" style:font-family-generic="swiss"/>
    <style:font-face style:name="Helvetica" svg:font-family="Helvetica"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HG-MinchoL" svg:font-family="HG-MinchoL"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5.9056in" table:align="margins"/>
    </style:style>
    <style:style style:name="Table2.A" style:family="table-column">
      <style:table-column-properties style:column-width="0.466in" style:rel-column-width="5168*"/>
    </style:style>
    <style:style style:name="Table2.B" style:family="table-column">
      <style:table-column-properties style:column-width="4.5472in" style:rel-column-width="50458*"/>
    </style:style>
    <style:style style:name="Table2.C" style:family="table-column">
      <style:table-column-properties style:column-width="0.8931in" style:rel-column-width="9909*"/>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0.0007in solid #000000" fo:border-top="none" fo:border-bottom="0.0007in solid #000000"/>
    </style:style>
    <style:style style:name="adt" style:family="table">
      <style:table-properties style:width="5.9056in" table:align="margins"/>
    </style:style>
    <style:style style:name="adt.A" style:family="table-column">
      <style:table-column-properties style:column-width="1.0313in" style:rel-column-width="11443*"/>
    </style:style>
    <style:style style:name="adt.B" style:family="table-column">
      <style:table-column-properties style:column-width="1.9208in" style:rel-column-width="21315*"/>
    </style:style>
    <style:style style:name="adt.C" style:family="table-column">
      <style:table-column-properties style:column-width="1.4757in" style:rel-column-width="16376*"/>
    </style:style>
    <style:style style:name="adt.D" style:family="table-column">
      <style:table-column-properties style:column-width="1.4778in" style:rel-column-width="16401*"/>
    </style:style>
    <style:style style:name="adt.A1" style:family="table-cell">
      <style:table-cell-properties fo:padding="0.0382in" fo:border-left="0.0007in solid #000000" fo:border-right="none" fo:border-top="0.0007in solid #000000" fo:border-bottom="0.0007in solid #000000"/>
    </style:style>
    <style:style style:name="adt.D1" style:family="table-cell">
      <style:table-cell-properties fo:padding="0.0382in" fo:border="0.0007in solid #000000"/>
    </style:style>
    <style:style style:name="adt.A2" style:family="table-cell">
      <style:table-cell-properties fo:padding="0.0382in" fo:border-left="0.0007in solid #000000" fo:border-right="none" fo:border-top="none" fo:border-bottom="0.0007in solid #000000"/>
    </style:style>
    <style:style style:name="adt.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ARial" fo:font-size="16pt" fo:font-weight="bold"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ARial" fo:font-size="16pt" fo:font-weight="bold" fo:background-color="transparent" style:font-size-asian="14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ARial"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ARial" fo:font-size="12pt" fo:font-weight="normal" fo:background-color="transparent"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ARial" fo:font-size="12pt" fo:font-weight="bold" style:font-size-asian="10.5pt" style:font-weight-asian="bold" style:font-size-complex="12pt" style:font-weight-complex="bold"/>
    </style:style>
    <style:style style:name="P8" style:family="paragraph" style:parent-style-name="Standard">
      <style:text-properties style:use-window-font-color="true"/>
    </style:style>
    <style:style style:name="P9" style:family="paragraph" style:parent-style-name="Standard">
      <style:text-properties style:use-window-font-color="true" style:font-name="Times New Roman1" fo:font-size="12pt" style:font-name-asian="Helvetica" style:font-size-asian="10.5pt" style:font-name-complex="Helvetica" style:font-size-complex="12pt"/>
    </style:style>
    <style:style style:name="P10" style:family="paragraph" style:parent-style-name="Standard">
      <style:text-properties style:use-window-font-color="true" style:font-name="Times New Roman1" fo:font-size="12pt" fo:background-color="transparent" style:font-name-asian="Helvetica" style:font-size-asian="12pt" style:font-name-complex="Helvetica" style:font-size-complex="12pt"/>
    </style:style>
    <style:style style:name="P11" style:family="paragraph" style:parent-style-name="Standard">
      <style:paragraph-properties fo:text-align="start" style:justify-single-word="false" style:text-autospace="none"/>
      <style:text-properties style:use-window-font-color="true" style:font-name="Times New Roman1" fo:font-size="12pt" fo:background-color="transparent" style:font-name-asian="Helvetica" style:font-size-asian="12pt" style:font-name-complex="Helvetica" style:font-size-complex="12pt"/>
    </style:style>
    <style:style style:name="P12"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13" style:family="paragraph" style:parent-style-name="Table_20_Contents">
      <style:text-properties fo:font-weight="bold" style:font-name-asian="Helvetica" style:font-weight-asian="bold" style:font-name-complex="Helvetica" style:font-size-complex="12pt" style:font-weight-complex="bold"/>
    </style:style>
    <style:style style:name="P14" style:family="paragraph" style:parent-style-name="Table_20_Contents">
      <style:text-properties fo:background-color="transparent"/>
    </style:style>
    <style:style style:name="P15" style:family="paragraph" style:parent-style-name="Table_20_Contents">
      <style:paragraph-properties fo:text-align="start" style:justify-single-word="false"/>
      <style:text-properties fo:background-color="transparent"/>
    </style:style>
    <style:style style:name="P16" style:family="paragraph" style:parent-style-name="Table_20_Contents">
      <style:paragraph-properties fo:text-align="center" style:justify-single-word="false"/>
      <style:text-properties fo:background-color="transparent"/>
    </style:style>
    <style:style style:name="P17" style:family="paragraph" style:parent-style-name="Table_20_Contents">
      <style:text-properties style:font-name-asian="Helvetica" style:font-name-complex="Helvetica" style:font-size-complex="12pt"/>
    </style:style>
    <style:style style:name="P18" style:family="paragraph" style:parent-style-name="Text_20_body">
      <style:text-properties style:font-name="Times New Roman1" fo:background-color="transparent"/>
    </style:style>
    <style:style style:name="P19" style:family="paragraph" style:parent-style-name="Text_20_body">
      <style:text-properties style:use-window-font-color="true" style:font-name="Times New Roman1" fo:font-size="12pt" fo:background-color="transparent" style:font-name-asian="Helvetica" style:font-size-asian="12pt" style:font-name-complex="Helvetica" style:font-size-complex="12pt"/>
    </style:style>
    <style:style style:name="P20" style:family="paragraph" style:parent-style-name="Text_20_body">
      <style:text-properties style:use-window-font-color="true" style:font-name="Times New Roman1" fo:font-size="12pt" fo:font-style="normal" fo:background-color="transparent" style:font-name-asian="Helvetica" style:font-size-asian="12pt" style:font-style-asian="normal" style:font-name-complex="Helvetica" style:font-size-complex="12pt" style:font-style-complex="normal"/>
    </style:style>
    <style:style style:name="P21" style:family="paragraph" style:parent-style-name="Contents_20_1">
      <style:paragraph-properties>
        <style:tab-stops>
          <style:tab-stop style:position="5.9055in" style:type="right" style:leader-style="dotted" style:leader-text="."/>
        </style:tab-stops>
      </style:paragraph-properties>
    </style:style>
    <style:style style:name="P22" style:family="paragraph" style:parent-style-name="Contents_20_2">
      <style:paragraph-properties>
        <style:tab-stops>
          <style:tab-stop style:position="5.7091in" style:type="right" style:leader-style="dotted" style:leader-text="."/>
        </style:tab-stops>
      </style:paragraph-properties>
    </style:style>
    <style:style style:name="P23" style:family="paragraph" style:parent-style-name="Standard" style:master-page-name="Index">
      <style:paragraph-properties style:page-number="auto"/>
    </style:style>
    <style:style style:name="P24" style:family="paragraph" style:parent-style-name="Contents_20_Heading" style:master-page-name="Index">
      <style:paragraph-properties style:page-number="auto"/>
    </style:style>
    <style:style style:name="P25" style:family="paragraph" style:parent-style-name="Table_20_Contents">
      <style:text-properties style:font-name-asian="Helvetica" style:font-name-complex="Helvetica" style:font-size-complex="12pt"/>
    </style:style>
    <style:style style:name="P26" style:family="paragraph" style:parent-style-name="Table_20_Contents">
      <style:text-properties officeooo:paragraph-rsid="00034cea" fo:background-color="#ffff00" style:font-name-asian="Helvetica" style:font-name-complex="Helvetica" style:font-size-complex="12pt"/>
    </style:style>
    <style:style style:name="P27" style:family="paragraph" style:parent-style-name="Heading_20_1" style:master-page-name="Standard">
      <style:paragraph-properties style:page-number="1"/>
    </style:style>
    <style:style style:name="P28" style:family="paragraph" style:parent-style-name="Heading_20_2">
      <style:text-properties style:use-window-font-color="true"/>
    </style:style>
    <style:style style:name="P29" style:family="paragraph" style:parent-style-name="Heading_20_2">
      <style:text-properties style:use-window-font-color="true" style:font-name-asian="Helvetica" style:font-name-complex="Helvetica"/>
    </style:style>
    <style:style style:name="T1" style:family="text">
      <style:text-properties fo:background-color="transparent"/>
    </style:style>
    <style:style style:name="T2" style:family="text">
      <style:text-properties officeooo:rsid="00034cea"/>
    </style:style>
    <style:style style:name="T3" style:family="text">
      <style:text-properties officeooo:rsid="00034cea" fo:background-color="#ffff00"/>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DDC74 – Programmering, abstraktion och modeller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rojektspecifikation</text:p>
      <text:p text:style-name="P3"/>
      <text:p text:style-name="P2">Bomberman</text:p>
      <text:p text:style-name="P1"/>
      <text:p text:style-name="P1"><text:date style:data-style-name="N36" text:date-value="2011-04-18T17:30:40.99">2011-04-18</text:date></text:p>
      <text:p text:style-name="P3"/>
      <text:p text:style-name="P7">Projektmedlemmar:</text:p>
      <text:p text:style-name="P4"><text:span text:style-name="T1">Johan Källström &lt;johka546</text:span><text:a xlink:type="simple" xlink:href="mailto:abcde123@student.liu.se"><text:span text:style-name="T1">@student.liu.se</text:span></text:a><text:span text:style-name="T1">&gt;</text:span></text:p>
      <text:p text:style-name="P4"><text:span text:style-name="T1">Peter Karlsson &lt;petka454</text:span><text:a xlink:type="simple" xlink:href="mailto:abcde123@student.liu.se"><text:span text:style-name="T1">@student.liu.se</text:span></text:a><text:span text:style-name="T1">&gt;</text:span></text:p>
      <text:p text:style-name="P4"/>
      <text:p text:style-name="P7">Handledare:</text:p>
      <text:p text:style-name="P6">Pierre Östlund &lt;pierre.ostlund@ida.liu.se&gt;</text:p>
      <text:table-of-content text:style-name="Sect1" text:protected="true" text:name="Innehållsförteckning1">
        <text:table-of-content-source text:outline-level="10">
          <text:index-title-template text:style-name="Contents_20_Heading">Innehål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24">Innehåll</text:p>
          </text:index-title>
          <text:p text:style-name="P21">1 Projektplanering<text:tab/>1</text:p>
          <text:p text:style-name="P22">1.1 Spelhistoria<text:tab/>1</text:p>
          <text:p text:style-name="P22">1.2 Utvecklingsmetodik<text:tab/>1</text:p>
          <text:p text:style-name="P22">1.3 Grov tidplan<text:tab/>1</text:p>
          <text:p text:style-name="P22">1.4 Betygsambitioner<text:tab/>1</text:p>
          <text:p text:style-name="P21">2 Användarmanual<text:tab/>1</text:p>
          <text:p text:style-name="P22">2.1 Kravlista<text:tab/>2</text:p>
          <text:p text:style-name="P21">3 Implementation<text:tab/>2</text:p>
          <text:p text:style-name="P22">3.1 Abstrakta datatyper<text:tab/>2</text:p>
          <text:p text:style-name="P22">3.2 Testning<text:tab/>3</text:p>
          <text:p text:style-name="P22">3.3 Beskrivning av implementationen<text:tab/>3</text:p>
          <text:p text:style-name="P21">4 Utvärdering och erfarenheter<text:tab/>3</text:p>
          <text:p text:style-name="P21">5 Tidrapportering<text:tab/>4</text:p>
          <text:p text:style-name="P22">5.1 Person 1<text:tab/>4</text:p>
          <text:p text:style-name="P22">5.2 Person 2<text:tab/>4</text:p>
        </text:index-body>
      </text:table-of-content>
      <text:p text:style-name="P5"/>
      <text:list xml:id="list1304820669" text:style-name="Outline">
        <text:list-item>
          <text:h text:style-name="P27" text:outline-level="1">Projektplanering</text:h>
        </text:list-item>
      </text:list>
      <text:p text:style-name="P18">Bomberman är ett spel som går ut på att spränga sig fram genom en bana och spränga motståndaren...</text:p>
      <text:list xml:id="list1801712119" text:continue-numbering="true" text:style-name="Outline">
        <text:list-item>
          <text:list>
            <text:list-item>
              <text:h text:style-name="Heading_20_2" text:outline-level="2">Spelhistoria</text:h>
            </text:list-item>
          </text:list>
        </text:list-item>
      </text:list>
      <text:p text:style-name="P20">Bomberman är tänkt att spelas av två personer samtidigt. På banan är olika stenar placerade som måste sprängas bort för att ta sig fram till motståndaren. Man måste själv springa iväg när man lagt en bomb, friendly-fire är alltså på. <text:s/>Den som lyckas spränga den andra vinner. Eventuellt implementeras olika ”power-ups” som gör att man t.ex. springer fortare eller får ökad sprängkraft med bomberna.</text:p>
      <text:list xml:id="list328304044" text:continue-numbering="true" text:style-name="Outline">
        <text:list-item>
          <text:list>
            <text:list-item>
              <text:h text:style-name="Heading_20_2" text:outline-level="2">Utvecklingsmetodik</text:h>
            </text:list-item>
          </text:list>
        </text:list-item>
      </text:list>
      <text:p text:style-name="P10">Vi tänker troligtvis använda git för att det underlättar versionshantering och distribution av kod. Om nån är sjuk så kommer koden finnas på github/egen server. Vi träffas dagligen så kommunikationen kommer inte att bli något problem. När vi jobbar kommer vara ganska flexibelt och beror till största del på hur långt vi har kommit samt hur schemat i övrigt ser ut. Vi kommer att dela upp koden i små delfunktioner fast själva grundstrukturen arbetar vi fram tillsammans. </text:p>
      <text:list xml:id="list468646558" text:continue-numbering="true" text:style-name="Outline">
        <text:list-item>
          <text:list>
            <text:list-item>
              <text:h text:style-name="Heading_20_2" text:outline-level="2">Grov tidplan</text:h>
            </text:list-item>
          </text:list>
        </text:list-item>
      </text:list>
      <text:p text:style-name="Standard">Det första som bör göras är att ta fram de abstrakta datatyper som vi tror kommer att behövas. Tänka igenom och planera detta så bra som möjligt för att underlätta framöver. Fram till halvtidsmötet tänker vi oss preliminärt att försöka ha en halvfärdig kod som är delvis körbar. Alla extrafunktioner så som power-ups m.m kommer inte att finnas med i halvtid. Kollisionshantering hoppas vi ska vara klar tills dess, det är huvudprioriteringen. Testfunktioner skrives under kodandets gång.</text:p>
      <text:p text:style-name="Standard"/>
      <text:list xml:id="list1363086278" text:continue-numbering="true" text:style-name="Outline">
        <text:list-item>
          <text:list>
            <text:list-item>
              <text:h text:style-name="Heading_20_2" text:outline-level="2">Betygsambitioner</text:h>
            </text:list-item>
          </text:list>
        </text:list-item>
      </text:list>
      <text:p text:style-name="P10">Våra betygsambitioner är så höga som möjligt.</text:p>
      <text:list xml:id="list1375365722" text:continue-numbering="true" text:style-name="Outline">
        <text:list-item>
          <text:list>
            <text:list-item>
              <text:h text:style-name="Heading_20_2" text:outline-level="2">Kravlista</text:h>
            </text:list-item>
          </text:list>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12">#</text:p>
          </table:table-cell>
          <table:table-cell table:style-name="Table2.A1" office:value-type="string">
            <text:p text:style-name="P12">Beskrivning</text:p>
          </table:table-cell>
          <table:table-cell table:style-name="Table2.C1" office:value-type="string">
            <text:p text:style-name="P12">Prioritet</text:p>
          </table:table-cell>
        </table:table-row>
        <table:table-row>
          <table:table-cell table:style-name="Table2.A2" office:value-type="float" office:value="1">
            <text:p text:style-name="P15">1</text:p>
          </table:table-cell>
          <table:table-cell table:style-name="Table2.B2" office:value-type="string">
            <text:p text:style-name="P14">Spelaren skall kunna styras med tangentbordet</text:p>
          </table:table-cell>
          <table:table-cell table:style-name="Table2.C2" office:value-type="float" office:value="1">
            <text:p text:style-name="P16">1</text:p>
          </table:table-cell>
        </table:table-row>
        <table:table-row>
          <table:table-cell table:style-name="Table2.A2" office:value-type="float" office:value="2">
            <text:p text:style-name="P15">2</text:p>
          </table:table-cell>
          <table:table-cell table:style-name="Table2.B2" office:value-type="string">
            <text:p text:style-name="P14">Kollisionshantering skall fungera med stenar och bombsprängningar</text:p>
          </table:table-cell>
          <table:table-cell table:style-name="Table2.C2" office:value-type="float" office:value="1">
            <text:p text:style-name="P16">1</text:p>
          </table:table-cell>
        </table:table-row>
        <table:table-row>
          <table:table-cell table:style-name="Table2.A2" office:value-type="float" office:value="3">
            <text:p text:style-name="P15">3</text:p>
          </table:table-cell>
          <table:table-cell table:style-name="Table2.B2" office:value-type="string">
            <text:p text:style-name="P14">Kollisionshantering med powerups.</text:p>
          </table:table-cell>
          <table:table-cell table:style-name="Table2.C2" office:value-type="float" office:value="2">
            <text:p text:style-name="P16">2</text:p>
          </table:table-cell>
        </table:table-row>
        <table:table-row>
          <table:table-cell table:style-name="Table2.A2" office:value-type="float" office:value="4">
            <text:p text:style-name="P15">4</text:p>
          </table:table-cell>
          <table:table-cell table:style-name="Table2.B2" office:value-type="string">
            <text:p text:style-name="P14">Flerspelarläge skall finnas</text:p>
          </table:table-cell>
          <table:table-cell table:style-name="Table2.C2" office:value-type="float" office:value="1">
            <text:p text:style-name="P16">1</text:p>
          </table:table-cell>
        </table:table-row>
        <table:table-row>
          <table:table-cell table:style-name="Table2.A2" office:value-type="float" office:value="5">
            <text:p text:style-name="P15">5</text:p>
          </table:table-cell>
          <table:table-cell table:style-name="Table2.B2" office:value-type="string">
            <text:p text:style-name="P14">Via nätverk</text:p>
          </table:table-cell>
          <table:table-cell table:style-name="Table2.C2" office:value-type="float" office:value="3">
            <text:p text:style-name="P16">3</text:p>
          </table:table-cell>
        </table:table-row>
        <text:soft-page-break/>
        <table:table-row>
          <table:table-cell table:style-name="Table2.A2" office:value-type="float" office:value="6">
            <text:p text:style-name="P15">6</text:p>
          </table:table-cell>
          <table:table-cell table:style-name="Table2.B2" office:value-type="string">
            <text:p text:style-name="P14">2D-grafik skall finnas i spelet</text:p>
          </table:table-cell>
          <table:table-cell table:style-name="Table2.C2" office:value-type="float" office:value="1">
            <text:p text:style-name="P16">1</text:p>
          </table:table-cell>
        </table:table-row>
        <table:table-row>
          <table:table-cell table:style-name="Table2.A2" office:value-type="float" office:value="7">
            <text:p text:style-name="P15">7</text:p>
          </table:table-cell>
          <table:table-cell table:style-name="Table2.B2" office:value-type="string">
            <text:p text:style-name="P14">Spelaranimationer mellan omgångarna, där en omgång är ett varv i spellogikloopen.</text:p>
          </table:table-cell>
          <table:table-cell table:style-name="Table2.C2" office:value-type="float" office:value="2">
            <text:p text:style-name="P16">2</text:p>
          </table:table-cell>
        </table:table-row>
        <table:table-row>
          <table:table-cell table:style-name="Table2.A2" office:value-type="float" office:value="8">
            <text:p text:style-name="P15">8</text:p>
          </table:table-cell>
          <table:table-cell table:style-name="Table2.B2" office:value-type="string">
            <text:p text:style-name="P14">Man skall kunna spränga väggar/döda motståndaren</text:p>
          </table:table-cell>
          <table:table-cell table:style-name="Table2.C2" office:value-type="float" office:value="1">
            <text:p text:style-name="P16">1</text:p>
          </table:table-cell>
        </table:table-row>
        <table:table-row>
          <table:table-cell table:style-name="Table2.A2" office:value-type="float" office:value="9">
            <text:p text:style-name="P15">9</text:p>
          </table:table-cell>
          <table:table-cell table:style-name="Table2.B2" office:value-type="string">
            <text:p text:style-name="P14">Power-ups bör finnas</text:p>
          </table:table-cell>
          <table:table-cell table:style-name="Table2.C2" office:value-type="float" office:value="2">
            <text:p text:style-name="P16">2</text:p>
          </table:table-cell>
        </table:table-row>
        <table:table-row>
          <table:table-cell table:style-name="Table2.A2" office:value-type="float" office:value="10">
            <text:p text:style-name="P15">10</text:p>
          </table:table-cell>
          <table:table-cell table:style-name="Table2.B2" office:value-type="string">
            <text:p text:style-name="P14">Datorstyrd motståndare bör finnas</text:p>
          </table:table-cell>
          <table:table-cell table:style-name="Table2.C2" office:value-type="float" office:value="2">
            <text:p text:style-name="P16">2</text:p>
          </table:table-cell>
        </table:table-row>
        <table:table-row>
          <table:table-cell table:style-name="Table2.A2" office:value-type="float" office:value="11">
            <text:p text:style-name="P15">11</text:p>
          </table:table-cell>
          <table:table-cell table:style-name="Table2.B2" office:value-type="string">
            <text:p text:style-name="P14">Generera olika spelplaner</text:p>
          </table:table-cell>
          <table:table-cell table:style-name="Table2.C2" office:value-type="float" office:value="2">
            <text:p text:style-name="P16">2</text:p>
          </table:table-cell>
        </table:table-row>
        <table:table-row>
          <table:table-cell table:style-name="Table2.A2" office:value-type="float" office:value="12">
            <text:p text:style-name="P15">12</text:p>
          </table:table-cell>
          <table:table-cell table:style-name="Table2.B2" office:value-type="string">
            <text:p text:style-name="P14">Grafiskt gränssnitt runt spelet med antal liv osv.</text:p>
          </table:table-cell>
          <table:table-cell table:style-name="Table2.C2" office:value-type="float" office:value="2">
            <text:p text:style-name="P16">2</text:p>
          </table:table-cell>
        </table:table-row>
      </table:table>
      <text:p text:style-name="P19"/>
      <text:p text:style-name="P11"/>
      <text:list xml:id="list736428984" text:continue-numbering="true" text:style-name="Outline">
        <text:list-item>
          <text:h text:style-name="Heading_20_1" text:outline-level="1">Implementation</text:h>
        </text:list-item>
      </text:list>
      <text:p text:style-name="P9">Det här kapitlet använder ni för att beskriva hur spelet är strukturerat och implementerat. Dels ska ni förklara de abstrakta datatyper ni använder, men även hur dessa används i er kod. Algoritmer och övergripande design passar också in i det här kapitlet (bilder, flödesdiagram, osv. är rekommenderat men ej något krav). Den här delen kan ni strukturera upp enligt egna preferenser. Skapa gärna egna delkapitel för enskilda delar, om det underlättar.</text:p>
      <text:list xml:id="list574727374" text:continue-numbering="true" text:style-name="Outline">
        <text:list-item>
          <text:list>
            <text:list-item>
              <text:h text:style-name="P29" text:outline-level="2">Abstrakta datatyper</text:h>
            </text:list-item>
          </text:list>
        </text:list-item>
      </text:list>
      <text:p text:style-name="P10"/>
      <table:table table:name="adt" table:style-name="adt">
        <table:table-column table:style-name="adt.A"/>
        <table:table-column table:style-name="adt.B"/>
        <table:table-column table:style-name="adt.C"/>
        <table:table-column table:style-name="adt.D"/>
        <table:table-row>
          <table:table-cell table:style-name="adt.A1" office:value-type="string">
            <text:p text:style-name="P13">Namn:</text:p>
          </table:table-cell>
          <table:table-cell table:style-name="adt.A1" office:value-type="string">
            <text:p text:style-name="P13">Metoder</text:p>
          </table:table-cell>
          <table:table-cell table:style-name="adt.A1" office:value-type="string">
            <text:p text:style-name="P13">variabler</text:p>
          </table:table-cell>
          <table:table-cell table:style-name="adt.D1" office:value-type="string">
            <text:p text:style-name="P13">Returnerar</text:p>
          </table:table-cell>
        </table:table-row>
        <table:table-row>
          <table:table-cell table:style-name="adt.A2" office:value-type="string">
            <text:p text:style-name="P17">Spelplan</text:p>
          </table:table-cell>
          <table:table-cell table:style-name="adt.A2" office:value-type="string">
            <text:p text:style-name="P17">ta bort, generera random spelplan.</text:p>
          </table:table-cell>
          <table:table-cell table:style-name="adt.A2" office:value-type="string">
            <text:p text:style-name="P17">spelplansvektor</text:p>
          </table:table-cell>
          <table:table-cell table:style-name="adt.D2" office:value-type="string">
            <text:p text:style-name="P17">Objekt, canvas</text:p>
          </table:table-cell>
        </table:table-row>
        <table:table-row>
          <table:table-cell table:style-name="adt.A2" office:value-type="string">
            <text:p text:style-name="P17">Spellogik</text:p>
          </table:table-cell>
          <table:table-cell table:style-name="adt.A2" office:value-type="string">
            <text:p text:style-name="P17">Flytta spelare, spelare dör, nästa omgång, kör nuvarande omgång, nedräkning på bomber.</text:p>
            <text:p text:style-name="P17">Kontrollfunktion för sprängområde och vad som ska tas bort och lägg till dessa event i nästa omgång. Powerup event kan också läggas till om sten tas bort.</text:p>
          </table:table-cell>
          <table:table-cell table:style-name="adt.A2" office:value-type="string">
            <text:p text:style-name="P17">Spelare, nästa omgång(kö), bomber.</text:p>
          </table:table-cell>
          <table:table-cell table:style-name="adt.D2" office:value-type="string">
            <text:p text:style-name="P17">Canvas</text:p>
          </table:table-cell>
        </table:table-row>
        <table:table-row>
          <table:table-cell table:style-name="adt.A2" office:value-type="string">
            <text:p text:style-name="P17">Spelobjekt</text:p>
          </table:table-cell>
          <table:table-cell table:style-name="adt.A2" office:value-type="string">
            <text:p text:style-name="P17">Flytta objekt, namn, position.</text:p>
          </table:table-cell>
          <table:table-cell table:style-name="adt.A2" office:value-type="string">
            <text:p text:style-name="P17">X-pos, y-pos,</text:p>
          </table:table-cell>
          <table:table-cell table:style-name="adt.D2" office:value-type="string">
            <text:p text:style-name="P17"/>
          </table:table-cell>
        </table:table-row>
        <table:table-row>
          <table:table-cell table:style-name="adt.A2" office:value-type="string">
            <text:p text:style-name="P17">Spelare</text:p>
          </table:table-cell>
          <table:table-cell table:style-name="adt.A2" office:value-type="string">
            <text:p text:style-name="P17">Nästa drag <text:span text:style-name="T3">– flyttad till user-interact, </text:span></text:p>
            <text:p text:style-name="P17">Metod för att tolka <text:soft-page-break/>powerups.</text:p>
            <text:p text:style-name="P17"/>
          </table:table-cell>
          <table:table-cell table:style-name="adt.A2" office:value-type="string">
            <text:p text:style-name="P17"><text:s/>liv, powerups, hastighet</text:p>
          </table:table-cell>
          <table:table-cell table:style-name="adt.D2" office:value-type="string">
            <text:p text:style-name="P17">Alla variabler publika och returnerar canvas</text:p>
          </table:table-cell>
        </table:table-row>
        <table:table-row>
          <table:table-cell table:style-name="adt.A2" office:value-type="string">
            <text:p text:style-name="P17">Spelarinteraktion <text:span text:style-name="T2">(user-interact)</text:span></text:p>
          </table:table-cell>
          <table:table-cell table:style-name="adt.A2" office:value-type="string">
            <text:p text:style-name="P17">Kollar tangentbordet och tolkar dessa i riktning,</text:p>
            <text:p text:style-name="P26"><text:span text:style-name="T2">skickar ut vilka knappar som är nedtrycka på begäran av mainloopen.</text:span></text:p>
          </table:table-cell>
          <table:table-cell table:style-name="adt.A2" office:value-type="string">
            <text:p text:style-name="P17"/>
          </table:table-cell>
          <table:table-cell table:style-name="adt.D2" office:value-type="string">
            <text:p text:style-name="P17"/>
          </table:table-cell>
        </table:table-row>
        <table:table-row>
          <table:table-cell table:style-name="adt.A2" office:value-type="string">
            <text:p text:style-name="P17">Bomb</text:p>
          </table:table-cell>
          <table:table-cell table:style-name="adt.A2" office:value-type="string">
            <text:p text:style-name="P17">Ändra räknare för bomb. </text:p>
          </table:table-cell>
          <table:table-cell table:style-name="adt.A2" office:value-type="string">
            <text:p text:style-name="P17">Timer, sprängstyrka, ägare</text:p>
          </table:table-cell>
          <table:table-cell table:style-name="adt.D2" office:value-type="string">
            <text:p text:style-name="P17">ägare</text:p>
          </table:table-cell>
        </table:table-row>
        <table:table-row>
          <table:table-cell table:style-name="adt.A2" office:value-type="string">
            <text:p text:style-name="P17">Sten</text:p>
          </table:table-cell>
          <table:table-cell table:style-name="adt.A2" office:value-type="string">
            <text:p text:style-name="P17"/>
          </table:table-cell>
          <table:table-cell table:style-name="adt.A2" office:value-type="string">
            <text:p text:style-name="P17">Typ av sten (ex sprängbar eller inte)</text:p>
          </table:table-cell>
          <table:table-cell table:style-name="adt.D2" office:value-type="string">
            <text:p text:style-name="P17">Publika variabler.</text:p>
          </table:table-cell>
        </table:table-row>
        <table:table-row>
          <table:table-cell table:style-name="adt.A2" office:value-type="string">
            <text:p text:style-name="P17">Powerups</text:p>
          </table:table-cell>
          <table:table-cell table:style-name="adt.A2" office:value-type="string">
            <text:p text:style-name="P17">Randomfunktion för vad för powerup som ska läggas ut.</text:p>
            <text:p text:style-name="P17"/>
          </table:table-cell>
          <table:table-cell table:style-name="adt.A2" office:value-type="string">
            <text:p text:style-name="P17">Typ av powerup</text:p>
          </table:table-cell>
          <table:table-cell table:style-name="adt.D2" office:value-type="string">
            <text:p text:style-name="P17">power-up</text:p>
          </table:table-cell>
        </table:table-row>
      </table:table>
      <text:p text:style-name="P10"/>
      <text:p text:style-name="P10">Spelare ligger i en lista, bomber likaså. Powerups ligger också i en lista.</text:p>
      <text:list xml:id="list1055858421" text:continue-numbering="true" text:style-name="Outline">
        <text:list-item>
          <text:list>
            <text:list-item>
              <text:h text:style-name="P28" text:outline-level="2">Testning</text:h>
            </text:list-item>
          </text:list>
        </text:list-item>
      </text:list>
      <text:p text:style-name="P8">Testning av power-ups, kollisionshantering och bomberna är de tre stora testen som behöver göras. Testfunktioner får skrivas efter varje funktion är färdig. Vi ska även testa spelet genom att spela det under utvecklingen, och försöka hittar via det sätt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ARial" svg:font-family="ARial" style:font-family-generic="swiss"/>
    <style:font-face style:name="Helvetica" svg:font-family="Helvetica"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HG-MinchoL" svg:font-family="HG-MinchoL"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style:page-number="auto"/>
      <style:text-properties style:font-name="Times New Roman" fo:font-size="12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MinchoL"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default-outline-level="" style:list-style-name="Numbering_20_1" style:class="chapter">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list-style-name="Outline" style:class="text" style:master-page-name="">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Title" style:next-style-name="Text_20_body" style:default-outline-level="2" style:list-style-name="Outline"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Contents_20_Heading" style:display-name="Contents Heading" style:family="paragraph" style:parent-style-name="Title"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eading_20_6" style:display-name="Heading 6" style:family="paragraph" style:parent-style-name="Title"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3" style:display-name="Heading 3" style:family="paragraph" style:parent-style-name="Title"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7" style:display-name="Heading 7" style:family="paragraph" style:parent-style-name="Title" style:next-style-name="Text_20_body" style:default-outline-level="7"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8" style:display-name="Heading 8" style:family="paragraph" style:parent-style-name="Title" style:next-style-name="Text_20_body" style:default-outline-level="8" style:list-style-name="Outline"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suffix=" "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suffix=" "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suffix=" "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suffix=" "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1811in" fo:margin-bottom="1.1811in" fo:margin-left="1.1811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1.1811in" fo:margin-bottom="1.1811in" fo:margin-left="1.1811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3</text:page-number></text:p>
      </style:footer>
    </style:master-page>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3T14:38:23.23</meta:creation-date>
    <meta:editing-duration>PT05H22M52S</meta:editing-duration>
    <meta:editing-cycles>31</meta:editing-cycles>
    <meta:generator>OpenOffice.org/3.2$Linux OpenOffice.org_project/320m19$Build-9505</meta:generator>
    <dc:date>2011-04-18T17:30:41</dc:date>
    <meta:document-statistic meta:table-count="2" meta:image-count="0" meta:object-count="0" meta:page-count="5" meta:paragraph-count="117" meta:word-count="689" meta:character-count="4455"/>
    <dc:creator>Johan </dc:creator>
    <meta:user-defined meta:name="Information 1"/>
    <meta:user-defined meta:name="Information 2"/>
    <meta:user-defined meta:name="Information 3"/>
    <meta:user-defined meta:name="Information 4"/>
  </office:meta>
</office:document-meta>
</file>